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06.84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80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name-asian="Droid Sans Fallback" style:font-size-asian="10pt" style:font-name-complex="FreeSans" style:font-size-complex="1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12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m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0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Part-Li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os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l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Approx.</text:p>
            <text:p>Cost (EUR)</text:p>
            <text:p>Per piece</text:p>
          </table:table-cell>
          <table:table-cell table:style-name="ce10" office:value-type="string" calcext:value-type="string">
            <text:p>Approx.</text:p>
            <text:p>Cost (EUR)</text:p>
          </table:table-cell>
          <table:table-cell table:style-name="ce5" office:value-type="string" calcext:value-type="string">
            <text:p>Dealer</text:p>
          </table:table-cell>
          <table:table-cell table:style-name="ce5" office:value-type="string" calcext:value-type="string">
            <text:p>Link</text:p>
          </table:table-cell>
          <table:table-cell table:style-name="ce16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Raspberry Pi</text:p>
          </table:table-cell>
          <table:table-cell table:style-name="ce6" office:value-type="string" calcext:value-type="string">
            <text:p>any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35" calcext:value-type="currency">
            <text:p>35,00 €</text:p>
          </table:table-cell>
          <table:table-cell table:style-name="ce12" table:formula="of:=[.E4]*[.D4]" office:value-type="currency" office:currency="EUR" office:value="35" calcext:value-type="currency">
            <text:p>35,00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Raspberry-Pi-quad-core-Cortex-A7-compatibility/dp/B00T2U7R7I/ref=sr_1_6?s=computers&amp;ie=UTF8&amp;qid=1462293723&amp;sr=1-6&amp;keywords=raspberry+pi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D_Card</text:p>
          </table:table-cell>
          <table:table-cell table:style-name="ce6" office:value-type="string" calcext:value-type="string">
            <text:p>e.g..: SanDisk Ultra <text:s/>8GB microSDHC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85" calcext:value-type="currency">
            <text:p>6,85 €</text:p>
          </table:table-cell>
          <table:table-cell table:style-name="ce12" table:formula="of:=[.E5]*[.D5]" office:value-type="currency" office:currency="EUR" office:value="6.85" calcext:value-type="currency">
            <text:p>6,85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SanDisk-Speicherkarte-SD-Adapter-Frustfreie-Verpackung/dp/B00MWXUKDK?ie=UTF8&amp;creativeASIN=B00MWXUKDK&amp;linkCode=w01&amp;linkId=76RHQPOCA5OA4J7Y&amp;ref_=as_sl_pc_ss_til&amp;tag=raspberrypi05-21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WLAN Stick</text:p>
          </table:table-cell>
          <table:table-cell table:style-name="ce6" office:value-type="string" calcext:value-type="string">
            <text:p>e.g..: EDIMAX EW-7811UN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9" calcext:value-type="currency">
            <text:p>6,90 €</text:p>
          </table:table-cell>
          <table:table-cell table:style-name="ce12" table:formula="of:=[.E6]*[.D6]" office:value-type="currency" office:currency="EUR" office:value="6.9" calcext:value-type="currency">
            <text:p>6,90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EDIMAX-EW-7811UN-Wireless-Adapter-IEEE802-11b/dp/B003MTTJOY/ref=sr_1_2?ie=UTF8&amp;qid=1462293350&amp;sr=8-2&amp;keywords=raspberry+pi+wlan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Motor driver</text:p>
          </table:table-cell>
          <table:table-cell table:style-name="ce6" office:value-type="string" calcext:value-type="string">
            <text:p>L298N motor driver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3.99" calcext:value-type="currency">
            <text:p>3,99 €</text:p>
          </table:table-cell>
          <table:table-cell table:style-name="ce12" table:formula="of:=[.E7]*[.D7]" office:value-type="currency" office:currency="EUR" office:value="3.99" calcext:value-type="currency">
            <text:p>3,99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<text:a xlink:href="http://www.amazon.de/L298N-Bridge-Stepper-Controller-Arduino/dp/B013QTC18K/ref=sr_1_1?ie=UTF8&amp;qid=1462367782&amp;sr=8-1&amp;keywords=L298N+motor+driver" xlink:type="simple">http://www.amazon.de/L298N-Bridge-Stepper-Controller-Arduino/dp/B013QTC18K/ref=sr_1_1?ie=UTF8&amp;qid=1462367782&amp;sr=8-1&amp;keywords=L298N+motor+driver</text:a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tep motor</text:p>
          </table:table-cell>
          <table:table-cell table:style-name="ce6" office:value-type="string" calcext:value-type="string">
            <text:p>1,8°, 6 V-, 0,8 A, 42x42x41 m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9.95" calcext:value-type="currency">
            <text:p>9,95 €</text:p>
          </table:table-cell>
          <table:table-cell table:style-name="ce12" table:formula="of:=[.E8]*[.D8]" office:value-type="currency" office:currency="EUR" office:value="9.95" calcext:value-type="currency">
            <text:p>9,95 €</text:p>
          </table:table-cell>
          <table:table-cell table:style-name="ce6" office:value-type="string" calcext:value-type="string">
            <text:p>Pollin</text:p>
          </table:table-cell>
          <table:table-cell table:style-name="ce6" office:value-type="string" calcext:value-type="string">
            <text:p>https://www.pollin.de/shop/dt/NTE0OTg2OTk-/Bauelemente_Bauteile/Motoren/Schrittmotoren/Schrittmotor_VEXTA_PXB44H_02AA_C8_1_8_6_V_0_8_A.html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Ball-bearing</text:p>
          </table:table-cell>
          <table:table-cell table:style-name="ce6" office:value-type="string" calcext:value-type="string">
            <text:p>grooved ball bearing 626-2Z, 19mm x 6mm x 6mm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3.29" calcext:value-type="currency">
            <text:p>3,29 €</text:p>
          </table:table-cell>
          <table:table-cell table:style-name="ce12" table:formula="of:=[.E9]*[.D9]" office:value-type="currency" office:currency="EUR" office:value="13.16" calcext:value-type="currency">
            <text:p>13,16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rillenkugellager-serie-600-ubc-bearing-626-2z-bohrungs-6-mm-aussen-durchmesser-19-mm-drehzahl-max-32000-umin-198844.htm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Axle</text:p>
          </table:table-cell>
          <table:table-cell table:style-name="ce6" office:value-type="string" calcext:value-type="string">
            <text:p>Aluminium turned par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Middle Plate</text:p>
          </table:table-cell>
          <table:table-cell table:style-name="ce6" office:value-type="string" calcext:value-type="string">
            <text:p>Aluminium Teil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earing chair</text:p>
          </table:table-cell>
          <table:table-cell table:style-name="ce6" office:value-type="string" calcext:value-type="string">
            <text:p>3D-Print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Ball-bearing axle</text:p>
          </table:table-cell>
          <table:table-cell table:style-name="ce6" office:value-type="string" calcext:value-type="string">
            <text:p>Aluminium 6mm x 25mm, round profile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5.99" calcext:value-type="currency">
            <text:p>5,99 €</text:p>
          </table:table-cell>
          <table:table-cell table:style-name="ce12" table:formula="of:=[.E13]*[.D13]" office:value-type="currency" office:currency="EUR" office:value="23.96" calcext:value-type="currency">
            <text:p>23,96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aluminium-rund-profil-x-l-6-mm-x-500-mm-237278.html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belt</text:p>
          </table:table-cell>
          <table:table-cell table:style-name="ce6" office:value-type="string" calcext:value-type="string">
            <text:p>PU-belt 4-T2,5-78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3.2" calcext:value-type="currency">
            <text:p>13,20 €</text:p>
          </table:table-cell>
          <table:table-cell table:style-name="ce12" table:formula="of:=[.E14]*[.D14]" office:value-type="currency" office:currency="EUR" office:value="13.2" calcext:value-type="currency">
            <text:p>13,20 €</text:p>
          </table:table-cell>
          <table:table-cell table:style-name="ce6" office:value-type="string" calcext:value-type="string">
            <text:p>Zahnriemen24</text:p>
          </table:table-cell>
          <table:table-cell table:style-name="ce6" office:value-type="string" calcext:value-type="string">
            <text:p>https://www.zahnriemen24.de/zahnriemen/pu-t-profil/t25/#/zahnriemen-4-t2,5-780/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belt pulley small</text:p>
          </table:table-cell>
          <table:table-cell table:style-name="ce6" office:value-type="string" calcext:value-type="string">
            <text:p>3D-Print or buy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7" calcext:value-type="currency">
            <text:p>7,00 €</text:p>
          </table:table-cell>
          <table:table-cell table:style-name="ce12" table:formula="of:=[.E15]*[.D15]" office:value-type="currency" office:currency="EUR" office:value="7" calcext:value-type="currency">
            <text:p>7,00 €</text:p>
          </table:table-cell>
          <table:table-cell table:style-name="ce6" office:value-type="string" calcext:value-type="string">
            <text:p>Zahnriemen24</text:p>
          </table:table-cell>
          <table:table-cell table:style-name="ce6" office:value-type="string" calcext:value-type="string">
            <text:p>https://www.zahnriemen24.de/raeder-und-scheiben/zahnscheiben-t-und-at-profil/t2-5-zahnriemenscheibe/#/zahnscheibe-16-t2,5_12-2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belt pulley big</text:p>
          </table:table-cell>
          <table:table-cell table:style-name="ce9" office:value-type="string" calcext:value-type="string">
            <text:p>3D-Prin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motor holder</text:p>
          </table:table-cell>
          <table:table-cell table:style-name="ce9" office:value-type="string" calcext:value-type="string">
            <text:p>3D-Print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jumper cable</text:p>
          </table:table-cell>
          <table:table-cell table:style-name="ce6" office:value-type="string" calcext:value-type="string">
            <text:p>Female-Female 10cm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currency" office:currency="EUR" office:value="7.66" calcext:value-type="currency">
            <text:p>7,66 €</text:p>
          </table:table-cell>
          <table:table-cell table:style-name="ce12" table:formula="of:=[.E18]*[.D18]" office:value-type="currency" office:currency="EUR" office:value="45.96" calcext:value-type="currency">
            <text:p>45,96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PIXNOR-Buchse-%C3%9Cberbr%C3%BCckungskabel-Arduino-Platine/dp/B00V6AZCI8/ref=sr_1_4?ie=UTF8&amp;qid=1462294365&amp;sr=8-4&amp;keywords=jumper+kabel+10cm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crew motor holder</text:p>
          </table:table-cell>
          <table:table-cell table:style-name="ce6" office:value-type="string" calcext:value-type="string">
            <text:p>wood screw 3mm x 20 mm, half round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crew belt pulley</text:p>
          </table:table-cell>
          <table:table-cell table:style-name="ce6" office:value-type="string" calcext:value-type="string">
            <text:p>wood screw 3mm x 25 mm, half round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crew Motor driver</text:p>
          </table:table-cell>
          <table:table-cell table:style-name="ce6" office:value-type="string" calcext:value-type="string">
            <text:p>M2,5 x 20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screw ball-bearing holder</text:p>
          </table:table-cell>
          <table:table-cell table:style-name="ce6" office:value-type="string" calcext:value-type="string">
            <text:p>M4 x 35, countersunk head</text:p>
          </table:table-cell>
          <table:table-cell table:style-name="ce11" office:value-type="float" office:value="16" calcext:value-type="float">
            <text:p>16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screw middle plate</text:p>
          </table:table-cell>
          <table:table-cell table:style-name="ce6" office:value-type="string" calcext:value-type="string">
            <text:p>M4 x 35, <text:s/>countersunk head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table:number-columns-repeated="2"/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screw axle</text:p>
          </table:table-cell>
          <table:table-cell table:style-name="ce6" office:value-type="string" calcext:value-type="string">
            <text:p>M8 x 14, <text:s/>countersunk head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2.55" calcext:value-type="currency">
            <text:p>2,55 €</text:p>
          </table:table-cell>
          <table:table-cell table:style-name="ce12" table:formula="of:=[.E24]*[.D24]" office:value-type="currency" office:currency="EUR" office:value="2.55" calcext:value-type="currency">
            <text:p>2,55 €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http://www.amazon.de/St%C3%BCck-Senkkopfschraube-Innensechskant-7991-Edelstahl/dp/B016H6JKEM/ref=sr_1_4?ie=UTF8&amp;qid=1462368631&amp;sr=8-4&amp;keywords=Senkkopfschrauben+DIN+7991+m8+14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spacer</text:p>
          </table:table-cell>
          <table:table-cell table:style-name="ce6" office:value-type="string" calcext:value-type="string">
            <text:p>M3, 10mm, plastik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currency" office:currency="EUR" office:value="0.15" calcext:value-type="currency">
            <text:p>0,15 €</text:p>
          </table:table-cell>
          <table:table-cell table:style-name="ce12" table:formula="of:=[.E25]*[.D25]" office:value-type="currency" office:currency="EUR" office:value="0.6" calcext:value-type="currency">
            <text:p>0,60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abstandsbolzen-ohne-gewinde-m3-polystyrol-abstandsmass-10-mm-1-st-526363.html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wooden plate, white, shiny, 854x707x2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5" calcext:value-type="currency">
            <text:p>15,00 €</text:p>
          </table:table-cell>
          <table:table-cell table:style-name="ce12" table:formula="of:=[.E26]*[.D26]" office:value-type="currency" office:currency="EUR" office:value="15" calcext:value-type="currency">
            <text:p>15,00 €</text:p>
          </table:table-cell>
          <table:table-cell table:style-name="ce6" office:value-type="string" calcext:value-type="string">
            <text:p>Hardware store</text:p>
          </table:table-cell>
          <table:table-cell table:style-name="ce6" office:value-type="string" calcext:value-type="string">
            <text:p>get it cut in a hardware store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table plate</text:p>
          </table:table-cell>
          <table:table-cell table:style-name="ce6" office:value-type="string" calcext:value-type="string">
            <text:p>wooden plate, white, shiny, 1000x1000x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10" calcext:value-type="currency">
            <text:p>10,00 €</text:p>
          </table:table-cell>
          <table:table-cell table:style-name="ce12" table:formula="of:=[.E27]*[.D27]" office:value-type="currency" office:currency="EUR" office:value="10" calcext:value-type="currency">
            <text:p>10,00 €</text:p>
          </table:table-cell>
          <table:table-cell table:style-name="ce6" office:value-type="string" calcext:value-type="string">
            <text:p>Hardware store</text:p>
          </table:table-cell>
          <table:table-cell table:style-name="ce6" office:value-type="string" calcext:value-type="string">
            <text:p>get it cut in a hardware store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slide bearing </text:p>
          </table:table-cell>
          <table:table-cell table:style-name="ce6" office:value-type="string" calcext:value-type="string">
            <text:p>GSM-1214-2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2.5" calcext:value-type="currency">
            <text:p>2,50 €</text:p>
          </table:table-cell>
          <table:table-cell table:style-name="ce12" table:formula="of:=[.E28]*[.D28]" office:value-type="currency" office:currency="EUR" office:value="2.5" calcext:value-type="currency">
            <text:p>2,50 €</text:p>
          </table:table-cell>
          <table:table-cell table:style-name="ce6" office:value-type="string" calcext:value-type="string">
            <text:p>IGUS</text:p>
          </table:table-cell>
          <table:table-cell table:style-name="ce6" office:value-type="string" calcext:value-type="string">
            <text:p>http://www.igus.de/iPro/iPro_02_0001_0000_DEde.htm?ArtNr=GSM-1214-20&amp;wt.srch=1&amp;WT.mc_id=gadplDE258&amp;gclid=Cj0KEQjwmKG5BRDv4YaE5t6oqf0BEiQAwqDNfHtkWA4kpYBHgD7wwxXbjENCESfnoe-_CDTreg5OufkaAv_58P8HAQ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base</text:p>
          </table:table-cell>
          <table:table-cell table:style-name="ce6" office:value-type="string" calcext:value-type="string">
            <text:p>3mm high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6" office:value-type="string" calcext:value-type="string">
            <text:p>Hardware store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power conncetor</text:p>
          </table:table-cell>
          <table:table-cell table:style-name="ce6" office:value-type="string" calcext:value-type="string">
            <text:p>XLR Neutrick NC4MX 4-polig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currency" office:currency="EUR" office:value="6.67" calcext:value-type="currency">
            <text:p>6,67 €</text:p>
          </table:table-cell>
          <table:table-cell table:style-name="ce12" table:formula="of:=[.E30]*[.D30]" office:value-type="currency" office:currency="EUR" office:value="6.67" calcext:value-type="currency">
            <text:p>6,67 €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https://www.conrad.de/de/xlr-steckverbinder-stecker-gerade-polzahl-4-silber-neutrik-nc4mx-1-st-730779.html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voltage control</text:p>
          </table:table-cell>
          <table:table-cell table:style-name="ce6" office:value-type="string" calcext:value-type="string">
            <text:p>Mini Step-Down converter with MP1584 Chip (DC-DC Wandler) V3</text:p>
          </table:table-cell>
          <table:table-cell table:style-name="ce11" office:value-type="float" office:value="2" calcext:value-type="float">
            <text:p>2</text:p>
          </table:table-cell>
          <table:table-cell table:style-name="ce12" office:value-type="currency" office:currency="EUR" office:value="2.89" calcext:value-type="currency">
            <text:p>2,89 €</text:p>
          </table:table-cell>
          <table:table-cell table:style-name="ce12" table:formula="of:=[.E31]*[.D31]" office:value-type="currency" office:currency="EUR" office:value="5.78" calcext:value-type="currency">
            <text:p>5,78 €</text:p>
          </table:table-cell>
          <table:table-cell table:style-name="ce6" office:value-type="string" calcext:value-type="string">
            <text:p>ebay</text:p>
          </table:table-cell>
          <table:table-cell table:style-name="ce6" office:value-type="string" calcext:value-type="string">
            <text:p>http://www.ebay.de/itm/1x-Mini-Step-Down-Konverter-mit-MP1584-Chip-DC-DC-Wandler-V3-/172139129472?hash=item28144aaa8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Sum:</text:p>
          </table:table-cell>
          <table:table-cell table:style-name="ce15" table:formula="of:=SUM([.F4:.F31])" office:value-type="currency" office:currency="EUR" office:value="209.07" calcext:value-type="currency">
            <text:p>209,07 €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Default"/>
          <table:table-cell table:style-name="ce7" office:value-type="string" calcext:value-type="string">
            <text:p>Important information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Default"/>
          <table:table-cell table:style-name="ce8" office:value-type="string" calcext:value-type="string">
            <text:p>1)</text:p>
          </table:table-cell>
          <table:table-cell office:value-type="string" calcext:value-type="string">
            <text:p>The motor needs to be modified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8"/>
          <table:table-cell office:value-type="string" calcext:value-type="string">
            <text:p>A circle segment needs to be cut out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Default"/>
          <table:table-cell table:style-name="ce8" office:value-type="string" calcext:value-type="string">
            <text:p>2)</text:p>
          </table:table-cell>
          <table:table-cell office:value-type="string" calcext:value-type="string">
            <text:p>The motor can be replaced by any motor with the same height and 0,4Nm.</text:p>
          </table:table-cell>
          <table:table-cell table:style-name="ce4"/>
          <table:table-cell table:number-columns-repeated="4"/>
          <table:table-cell table:style-name="Default"/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.00.0000</text:date>, <text:time style:data-style-name="N2" text:time-value="10:09:33.8075995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12:46.472378428</meta:creation-date>
    <dc:date>2016-08-01T10:10:25.426256689</dc:date>
    <meta:editing-duration>PT3H5M46S</meta:editing-duration>
    <meta:editing-cycles>21</meta:editing-cycles>
    <meta:generator>LibreOffice/5.1.5.2$Linux_X86_64 LibreOffice_project/10m0$Build-2</meta:generator>
    <meta:document-statistic meta:table-count="1" meta:cell-count="198" meta:object-count="0"/>
  </office:meta>
</office:document-meta>
</file>